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3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4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5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officeooo:rsid="00b5adf6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data.date_order_2" text:name="py3o.data.date_order_2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1">Order # <text:user-field-get text:name="py3o.o.name">o.name</text:user-field-get></text:p>
      <text:p text:style-name="P4"/>
      <text:p text:style-name="P6">Date Ordered:<text:tab/><text:tab/><text:tab/>Salesperson:<text:tab/><text:tab/><text:tab/><text:span text:style-name="T8">Custom date order</text:span>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text:span text:style-name="T2"><text:tab/><text:tab/><text:tab/></text:span><text:span text:style-name="T2"><text:user-field-get text:name="py3o.data.date_order_2">data.date_order_2</text:user-field-get></text:span></text:p>
      <text:p text:style-name="P6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5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office:value-type="string">
              <text:p text:style-name="P24">Taxes</text:p>
            </table:table-cell>
            <table:table-cell table:style-name="Tableau1.F1" office:value-type="string">
              <text:p text:style-name="P24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2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05-09T00:23:00.088443791</dc:date>
    <meta:editing-duration>P2DT6H39M17S</meta:editing-duration>
    <meta:editing-cycles>150</meta:editing-cycles>
    <meta:document-statistic meta:table-count="1" meta:image-count="1" meta:object-count="0" meta:page-count="1" meta:paragraph-count="32" meta:word-count="60" meta:character-count="663" meta:non-whitespace-character-count="625"/>
  </office:meta>
</office:document-meta>
</file>